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officeooo:paragraph-rsid="0015bb40"/>
    </style:style>
    <style:style style:name="P3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false"/>
      <style:text-properties officeooo:rsid="001598e8" officeooo:paragraph-rsid="0015bb40"/>
    </style:style>
    <style:style style:name="P4" style:family="paragraph" style:parent-style-name="Header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officeooo:paragraph-rsid="0015bb40"/>
    </style:style>
    <style:style style:name="P5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officeooo:paragraph-rsid="002560c1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weight="normal" officeooo:paragraph-rsid="001e428d" style:font-weight-asian="normal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weight="normal" officeooo:paragraph-rsid="002c712d" style:font-weight-asian="normal" style:font-weight-complex="normal"/>
    </style:style>
    <style:style style:name="P8" style:family="paragraph" style:parent-style-name="Text_20_body">
      <style:text-properties officeooo:rsid="00517112" officeooo:paragraph-rsid="00517112"/>
    </style:style>
    <style:style style:name="P9" style:family="paragraph" style:parent-style-name="Text_20_body">
      <style:text-properties officeooo:rsid="00521ed3" officeooo:paragraph-rsid="00521ed3"/>
    </style:style>
    <style:style style:name="P10" style:family="paragraph" style:parent-style-name="Text_20_body">
      <style:text-properties officeooo:rsid="0040c627" officeooo:paragraph-rsid="005a886a"/>
    </style:style>
    <style:style style:name="P11" style:family="paragraph" style:parent-style-name="Title" style:master-page-name="First_20_Page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 style:page-number="auto"/>
      <style:text-properties officeooo:paragraph-rsid="0015bb40"/>
    </style:style>
    <style:style style:name="P12" style:family="paragraph" style:parent-style-name="Heading_20_2">
      <loext:graphic-properties draw:fill-gradient-name="gradient" draw:fill-hatch-name="hatch"/>
      <style:paragraph-properties fo:margin-left="0cm" fo:margin-right="0cm" fo:text-indent="0cm" style:auto-text-indent="false"/>
      <style:text-properties officeooo:rsid="001598e8" officeooo:paragraph-rsid="0015bb40"/>
    </style:style>
    <style:style style:name="P13" style:family="paragraph" style:parent-style-name="Heading_20_2">
      <style:text-properties officeooo:rsid="003805e5" officeooo:paragraph-rsid="003805e5"/>
    </style:style>
    <style:style style:name="P14" style:family="paragraph" style:parent-style-name="Heading_20_2">
      <style:text-properties officeooo:rsid="004b9464" officeooo:paragraph-rsid="004b9464"/>
    </style:style>
    <style:style style:name="P15" style:family="paragraph" style:parent-style-name="Text_20_body">
      <style:text-properties officeooo:rsid="0040c627" officeooo:paragraph-rsid="005a886a"/>
    </style:style>
    <style:style style:name="P16" style:family="paragraph" style:parent-style-name="Text_20_body">
      <style:text-properties officeooo:rsid="005af62c" officeooo:paragraph-rsid="005af62c"/>
    </style:style>
    <style:style style:name="P17" style:family="paragraph" style:parent-style-name="Text_20_body">
      <style:text-properties officeooo:rsid="004e226b" officeooo:paragraph-rsid="005af62c"/>
    </style:style>
    <style:style style:name="T1" style:family="text">
      <style:text-properties officeooo:rsid="0017219d"/>
    </style:style>
    <style:style style:name="T2" style:family="text">
      <style:text-properties officeooo:rsid="001b0474"/>
    </style:style>
    <style:style style:name="T3" style:family="text">
      <style:text-properties officeooo:rsid="00103fbc"/>
    </style:style>
    <style:style style:name="T4" style:family="text">
      <style:text-properties officeooo:rsid="001b56e1"/>
    </style:style>
    <style:style style:name="T5" style:family="text">
      <style:text-properties officeooo:rsid="001b952b"/>
    </style:style>
    <style:style style:name="T6" style:family="text">
      <style:text-properties officeooo:rsid="001d5857"/>
    </style:style>
    <style:style style:name="T7" style:family="text">
      <style:text-properties officeooo:rsid="001e428d"/>
    </style:style>
    <style:style style:name="T8" style:family="text">
      <style:text-properties officeooo:rsid="001fd6cc"/>
    </style:style>
    <style:style style:name="T9" style:family="text">
      <style:text-properties officeooo:rsid="0021b80e"/>
    </style:style>
    <style:style style:name="T10" style:family="text">
      <style:text-properties officeooo:rsid="00239cb6"/>
    </style:style>
    <style:style style:name="T11" style:family="text">
      <style:text-properties officeooo:rsid="002465a4"/>
    </style:style>
    <style:style style:name="T12" style:family="text">
      <style:text-properties officeooo:rsid="00255843"/>
    </style:style>
    <style:style style:name="T13" style:family="text">
      <style:text-properties officeooo:rsid="002560c1"/>
    </style:style>
    <style:style style:name="T14" style:family="text">
      <style:text-properties officeooo:rsid="00267f94"/>
    </style:style>
    <style:style style:name="T15" style:family="text">
      <style:text-properties officeooo:rsid="00270ff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827b8" style:font-weight-asian="normal" style:font-weight-complex="normal"/>
    </style:style>
    <style:style style:name="T18" style:family="text">
      <style:text-properties fo:font-weight="normal" officeooo:rsid="00193343" style:font-weight-asian="normal" style:font-weight-complex="normal"/>
    </style:style>
    <style:style style:name="T19" style:family="text">
      <style:text-properties fo:font-weight="normal" officeooo:rsid="002a1469" style:font-weight-asian="normal" style:font-weight-complex="normal"/>
    </style:style>
    <style:style style:name="T20" style:family="text">
      <style:text-properties fo:font-weight="normal" officeooo:rsid="0021b80e" style:font-weight-asian="normal" style:font-weight-complex="normal"/>
    </style:style>
    <style:style style:name="T21" style:family="text">
      <style:text-properties fo:font-weight="normal" officeooo:rsid="002ece1e" style:font-weight-asian="normal" style:font-weight-complex="normal"/>
    </style:style>
    <style:style style:name="T22" style:family="text">
      <style:text-properties fo:font-weight="normal" officeooo:rsid="0032458c" style:font-weight-asian="normal" style:font-weight-complex="normal"/>
    </style:style>
    <style:style style:name="T23" style:family="text">
      <style:text-properties fo:font-weight="normal" officeooo:rsid="002c712d" style:font-weight-asian="normal" style:font-weight-complex="normal"/>
    </style:style>
    <style:style style:name="T24" style:family="text">
      <style:text-properties fo:font-weight="normal" officeooo:rsid="0032db54" style:font-weight-asian="normal" style:font-weight-complex="normal"/>
    </style:style>
    <style:style style:name="T25" style:family="text">
      <style:text-properties fo:font-weight="normal" officeooo:rsid="002560c1" style:font-weight-asian="normal" style:font-weight-complex="normal"/>
    </style:style>
    <style:style style:name="T26" style:family="text">
      <style:text-properties fo:font-weight="normal" officeooo:rsid="0050164a" style:font-weight-asian="normal" style:font-weight-complex="normal"/>
    </style:style>
    <style:style style:name="T27" style:family="text">
      <style:text-properties officeooo:rsid="002a1469"/>
    </style:style>
    <style:style style:name="T28" style:family="text">
      <style:text-properties officeooo:rsid="002af285"/>
    </style:style>
    <style:style style:name="T29" style:family="text">
      <style:text-properties officeooo:rsid="002cba80"/>
    </style:style>
    <style:style style:name="T30" style:family="text">
      <style:text-properties officeooo:rsid="002f6bd6"/>
    </style:style>
    <style:style style:name="T31" style:family="text">
      <style:text-properties officeooo:rsid="00308c55"/>
    </style:style>
    <style:style style:name="T32" style:family="text">
      <style:text-properties officeooo:rsid="00455040"/>
    </style:style>
    <style:style style:name="T33" style:family="text">
      <style:text-properties officeooo:rsid="001598e8"/>
    </style:style>
    <style:style style:name="T34" style:family="text">
      <style:text-properties officeooo:rsid="004ce67e"/>
    </style:style>
    <style:style style:name="T35" style:family="text">
      <style:text-properties officeooo:rsid="004d42ba"/>
    </style:style>
    <style:style style:name="T36" style:family="text">
      <style:text-properties officeooo:rsid="0050164a"/>
    </style:style>
    <style:style style:name="T37" style:family="text">
      <style:text-properties officeooo:rsid="005175ff"/>
    </style:style>
    <style:style style:name="T38" style:family="text">
      <style:text-properties officeooo:rsid="0053e6ff"/>
    </style:style>
    <style:style style:name="T39" style:family="text">
      <style:text-properties officeooo:rsid="00564e74"/>
    </style:style>
    <style:style style:name="T40" style:family="text">
      <style:text-properties style:text-line-through-style="none" style:text-line-through-type="none" officeooo:rsid="0053e6ff"/>
    </style:style>
    <style:style style:name="T41" style:family="text">
      <style:text-properties style:text-line-through-style="none" style:text-line-through-type="none" officeooo:rsid="00564e74"/>
    </style:style>
    <style:style style:name="T42" style:family="text">
      <style:text-properties style:text-line-through-style="none" style:text-line-through-type="none" officeooo:rsid="005af62c"/>
    </style:style>
    <style:style style:name="T43" style:family="text">
      <style:text-properties officeooo:rsid="005a886a"/>
    </style:style>
    <style:style style:name="T44" style:family="text">
      <style:text-properties officeooo:rsid="004ff031"/>
    </style:style>
    <style:style style:name="T45" style:family="text">
      <style:text-properties officeooo:rsid="005ac0ee"/>
    </style:style>
    <style:style style:name="T46" style:family="text">
      <style:text-properties officeooo:rsid="005af62c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50164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ula"/>
        <text:sequence-decl text:display-outline-level="0" text:name="attēls"/>
      </text:sequence-decls>
      <text:p text:style-name="P11"><text:span text:style-name="T33">PRAKTISK</text:span><text:span text:style-name="T4">AIS</text:span><text:span text:style-name="T33"> DARBS KURSĀ “DATU BĀZES I” </text:span></text:p>
      <text:list xml:id="list1971198899" text:style-name="Outline">
        <text:list-item>
          <text:list>
            <text:list-item>
              <text:h text:style-name="P12" text:outline-level="2">Grupas dalībnieki</text:h>
            </text:list-item>
          </text:list>
        </text:list-item>
      </text:list>
      <text:p text:style-name="P3">Jorens Štekeļs js21283</text:p>
      <text:p text:style-name="P4">Miķelis Kukainis mk22092</text:p>
      <text:list xml:id="list141818608840436" text:continue-numbering="true" text:style-name="Outline">
        <text:list-item>
          <text:list>
            <text:list-item>
              <text:h text:style-name="P12" text:outline-level="2">Biznesa problēmas formulējums</text:h>
            </text:list-item>
          </text:list>
        </text:list-item>
      </text:list>
      <text:p text:style-name="P2"><text:tab/>Mūsdienās aizvien vēl ir uzņēmumi, kas glabā daļu no datiem par saviem darbiniekiem un uzņēmuma viesiem papīra <text:span text:style-name="T27">veidā</text:span>. Protams, dati ir nolasāmi un pieejami papīra veidā, ja <text:span text:style-name="T1">klientu vai darbinieku</text:span> skaits nav liels, tad tas ir pietiekams un datus <text:span text:style-name="T1">ir viegli iespējams </text:span>atrast. Taču, ja dienā ierodas 50 vai vairāk cil<text:span text:style-name="T16">vēki </text:span><text:span text:style-name="T17">vai darbinieku skaits arī paliek lielāks </text:span><text:span text:style-name="T16">un ja ierakstos parādās kādi labojumi, tad daudz efektīvāk datus </text:span><text:span text:style-name="T17">ierakstīt, </text:span><text:span text:style-name="T16">glabāt, sakārtot, </text:span><text:span text:style-name="T17">manipulēt, veikt atskaites, </text:span><text:span text:style-name="T16">digitālā datubāzē. Tāpēc ir plānots esošo </text:span><text:span text:style-name="T18">biroja </text:span><text:span text:style-name="T16">uzskaites sistēmu </text:span><text:span text:style-name="T18">papīra veidā </text:span><text:span text:style-name="T16">pārveidot datubāzē, </text:span><text:span text:style-name="T19">lai, izmantojot to, b</text:span><text:span text:style-name="T16">ūtu iespējams gan </text:span><text:span text:style-name="T19">pierakstīties </text:span><text:span text:style-name="T16">darbiniekiem </text:span><text:span text:style-name="T18">par darba laiku, </text:span><text:span text:style-name="T20">plānot pasākumus </text:span><text:span text:style-name="T19">un telpu aizņemšanu </text:span><text:span text:style-name="T20">birojā</text:span><text:span text:style-name="T16">, gan viesiem </text:span><text:span text:style-name="T20">pieteikties vizītei vai telpas izmantošanai </text:span><text:span text:style-name="T21">un</text:span><text:span text:style-name="T19">, ierodoties uz </text:span><text:span text:style-name="T20">vizīti </text:span><text:span text:style-name="T18">vai telpas izmantošanai, </text:span><text:span text:style-name="T19">pierakstīties sistēmā</text:span><text:span text:style-name="T16">.</text:span></text:p>
      <text:p text:style-name="P6"><text:tab/>Pirmais pielietojums biznesā <text:span text:style-name="T9">no </text:span><text:span text:style-name="T2">darbinieku pus</text:span><text:span text:style-name="T9">es </text:span>ir darba laika sākšanas un beigšanas fiksēšana un uzskaite. Kad darbinieks ierodas birojā, <text:span text:style-name="T30">tam</text:span> ir iespēja vied<text:span text:style-name="T2">ā</text:span> ierīc<text:span text:style-name="T2">ē</text:span> pierakstīties par savu ierašanos <text:span text:style-name="T2">un aiziešanu</text:span>. Tad dati būtu pieejami gadījumā, <text:span text:style-name="T2">ja ir </text:span>nepieciešams redzēt, <text:span text:style-name="T2">kādos laikos darbinieki bija darba vietā</text:span>. <text:span text:style-name="T5">Katram darbiniekam ir savs amats, </text:span><text:span text:style-name="T6">kam ir savs nosaukums, </text:span><text:span text:style-name="T10">amata</text:span><text:span text:style-name="T27">m</text:span><text:span text:style-name="T10"> </text:span><text:span text:style-name="T6">atbilstošā nodaļa.</text:span> <text:span text:style-name="T28">T</text:span>iks <text:span text:style-name="T1">ierakstīt</text:span><text:span text:style-name="T10">s darbinieka vārds</text:span>, darba identifikator<text:span text:style-name="T10">s</text:span>, ierašanās laik<text:span text:style-name="T10">s</text:span> un darba telpas vai vietas numur<text:span text:style-name="T10">s</text:span>, lai darbinieks ir <text:span text:style-name="T28">viegli</text:span> atrodams. <text:span text:style-name="T7">Katram ierakstam atbilst sava nodaļa un </text:span><text:span text:style-name="T15">darba vieta</text:span><text:span text:style-name="T7">.</text:span> Darba stundu skaitīšanu, darba laika ievērošanu un nepieciešamās informācijas pieprasīšanu ir iespējams automatizēt, kas potenciāli atbrīvos vairākas algota darba stundas. <text:span text:style-name="T7">P</text:span>apildus praktiskajām biznesa vajadzībām <text:span text:style-name="T28">būs pagūts</text:span>, ka <text:span text:style-name="T28">pašlaik strādājošo</text:span> un vairs nestrādājoš<text:span text:style-name="T28">o</text:span> darbiniek<text:span text:style-name="T28">u</text:span>, telpu, <text:span text:style-name="T7">nodaļu saraksts</text:span> būs <text:span text:style-name="T28">glabāts un būs pieejams datubāzē</text:span>, kas <text:span text:style-name="T8">vienotā veidā </text:span>biznesā <text:span text:style-name="T8">netiek </text:span><text:span text:style-name="T11">darīts</text:span>. </text:p>
      <text:p text:style-name="P7"><text:tab/>Nākamie pielietojumi ir saistīti <text:span text:style-name="T31">ne tikai ar biroja darbiniekiem</text:span>. Pirmais - viesu pieņemšana uzņēmumā. <text:span text:style-name="T5">Pirms pašas vizītes, klients var izveidot pieteikumu. Pieteikums </text:span><text:span text:style-name="T8">satur </text:span><text:span text:style-name="T5">attiecīg</text:span><text:span text:style-name="T12">o</text:span><text:span text:style-name="T5"> laik</text:span><text:span text:style-name="T8">u, informāciju par klientu, kontaktinformāciju. </text:span>Kad viesis ierodas, tam ir iespēja <text:span text:style-name="T12">pierakstīt</text:span>, kāds ir apmeklēšanas mērķis un kuru darbinieku no saraksta viesis ir ieradies satikt.<text:span text:style-name="T2"> </text:span><text:span text:style-name="T28">B</text:span>ūs <text:span text:style-name="T1">ierakstīta</text:span> informācija par ierašanās laiku, viesa vārdu, kontaktinformāciju.</text:p>
      <text:p text:style-name="P7"><text:soft-page-break/><text:span text:style-name="T3"><text:tab/>Līdzīgā veidā tiks uzskaitīti </text:span><text:span text:style-name="T2">gaidāmie un </text:span><text:span text:style-name="T28">jau notikušie</text:span><text:span text:style-name="T2"> </text:span><text:span text:style-name="T3">pasā</text:span><text:span text:style-name="T2">kumi, kam arī ir noteikts laiks, telpa un dalībnieki, kas varētu būt viesi vai darbinieki. </text:span><text:span text:style-name="T12">Darbiniekiem b</text:span><text:span text:style-name="T8">ūs iespēja viegli pārskatīt pieteikto vizīšu </text:span><text:span text:style-name="T28">un gaidāmo pasākumu </text:span><text:span text:style-name="T8">laikus un apskatīties informāciju </text:span><text:span text:style-name="T28">par jau notikušām vizītēm un pasākumiem.</text:span></text:p>
      <text:p text:style-name="P5"><text:span text:style-name="T16"><text:tab/>Ja viesim vai kādam no darbiniek</text:span><text:span text:style-name="T22">ie</text:span><text:span text:style-name="T16">m ir nepieciešams izmantot darba telpas kādā laikā kādam noteiktam darba projektam vai sapulcei, </text:span><text:span text:style-name="T23">tam</text:span><text:span text:style-name="T16"> būs iespēja telpu pasūtīt nepieciešamajos laikos, izvēlējoties no </text:span><text:span text:style-name="T24">tām</text:span><text:span text:style-name="T16">, kas vēl nav aizņemt</text:span><text:span text:style-name="T24">as</text:span><text:span text:style-name="T16">. Datubāzē tiks ierakstīts, kura no telpām tiks aizņemta, izmantošanas mērķis, izmantošanas sākuma un beigu laiks. </text:span><text:span text:style-name="T25">Par </text:span><text:span text:style-name="T23">katru no </text:span><text:span text:style-name="T25">telpām būs pieejama tāda informācija kā darba vietu sk</text:span><text:span text:style-name="T13">aits, ietilpība, </text:span><text:span text:style-name="T29">prezentēšanas</text:span><text:span text:style-name="T13"> iespējas. </text:span><text:span text:style-name="T12">Tas dos iespēju viegli plānot un pārskatīt telpu izmantošanai un salīdzināšanu </text:span><text:span text:style-name="T13">pēc </text:span><text:span text:style-name="T14">attiecīgajām</text:span><text:span text:style-name="T13"> vajadzībām</text:span><text:span text:style-name="T12">.</text:span><text:span text:style-name="T13"> </text:span><text:span text:style-name="T12">Izmantošanai varēs izmantot pieteikumu, kas ir </text:span><text:span text:style-name="T29">loti līdzīgs pieteikumam </text:span><text:span text:style-name="T12">vizītei.</text:span><text:span text:style-name="T2"> </text:span><text:span text:style-name="T5">Pēc darba telpu </text:span><text:span text:style-name="T8">izmantošanas </text:span><text:span text:style-name="T5">klients var novērtēt savu pieredzi, atstājot atsauksmi, kurā ir 5 baļļu vērtējums un </text:span><text:span text:style-name="T8">tekst</text:span><text:span text:style-name="T29">s</text:span><text:span text:style-name="T5">.</text:span></text:p>
      <text:list xml:id="list141819029203292" text:continue-numbering="true" text:style-name="Outline">
        <text:list-item>
          <text:list>
            <text:list-item>
              <text:h text:style-name="P13" text:outline-level="2">ER mode<text:span text:style-name="T43">ļi</text:span></text:h>
            </text:list-item>
          </text:list>
        </text:list-item>
      </text:list>
      <text:p text:style-name="P10">Pie skaidri izprotamām no biznesa problēmas formulējuma tika pievienotas tādas entītijas: darba līgums, rēķins, maksājums. Lielākai daļai entītiju <text:span text:style-name="T46">konceptuālajā modelī</text:span> primārā atslēga netika pievienota, jo to vietā parādīsies identifikators loģiskajā modelī.</text:p>
      <text:p text:style-name="P10">Normalizējot modeli, tika <text:span text:style-name="T32">pievienota īres maksas relācija</text:span>. <text:span text:style-name="T32">N</text:span>ormalizācijas procesā netika ņemti vērā atvasinātie atribūti, jo tie <text:span text:style-name="T39">neparādīsies fiziskajā modelī </text:span><text:span text:style-name="T34">(turpmāk tie tiks aprēķināti, veicot vaicājumus</text:span><text:span text:style-name="T35">)</text:span>. <text:span text:style-name="T35">Fiziskais modelis tika ģenerēts ar DBPS </text:span><text:span text:style-name="T39">(Dbeaver)</text:span><text:span text:style-name="T35">. Fiziskā modeļa attēls ir atrodams pievienotajos failos.</text:span></text:p>
      <text:p text:style-name="P16">Visu modeļu attēli ir iesnieguma pievienotajos failos.</text:p>
      <text:list xml:id="list141819179209942" text:continue-numbering="true" text:style-name="Outline">
        <text:list-item>
          <text:list>
            <text:list-item>
              <text:h text:style-name="P14" text:outline-level="2">Normalizācija</text:h>
            </text:list-item>
          </text:list>
        </text:list-item>
      </text:list>
      <text:p text:style-name="P17">Visi atribūt<text:span text:style-name="T36">u domēni</text:span> ir atomāri (telefona numurs varētu potenciāli <text:span text:style-name="T46">būt </text:span>sadalīts, bet parasti tas ir uztverts, kā viens veselums). Tātad <text:span text:style-name="T43">katra tabula </text:span>ir <text:span text:style-name="T16">1NF</text:span>.</text:p>
      <text:p text:style-name="P17"><text:span text:style-name="T44">Lielākā daļa tabulu PK sastāv no viena atribūta. Tās tabulās, kurās PK </text:span><text:span text:style-name="T46">sastāv no vairākiem atribūtiem </text:span><text:span text:style-name="T44">(</text:span><text:span text:style-name="T46">tabulas </text:span><text:span text:style-name="T44">darba_sakumi_beigas </text:span><text:span text:style-name="T46">un </text:span><text:span text:style-name="T44">pasakumi) un no tām iziet funkcionālās atkarības </text:span><text:span text:style-name="T37">(FA)</text:span><text:span text:style-name="T44">, </text:span><text:span text:style-name="T37">FA </text:span><text:span text:style-name="T44">iziet no pilna PK </text:span><text:span text:style-name="T39">(</text:span><text:span text:style-name="T43">katra no PK atribūtiem</text:span><text:span text:style-name="T39">)</text:span><text:span text:style-name="T44">. </text:span><text:span text:style-name="T36">Tātad </text:span><text:span text:style-name="T43">katra tabula </text:span><text:span text:style-name="T36">ir </text:span><text:span text:style-name="T26">2NF</text:span><text:span text:style-name="T36">.</text:span></text:p>
      <text:p text:style-name="P8">Katrā no tabulām <text:span text:style-name="T46">FA </text:span>iziet tikai un vienīgi no PK atribūt<text:span text:style-name="T43">a vai no kādas no kandidātatslēgām (KA; dažas KA nebija parādītas, jo tām pārklājas kādi atribūti ar citām KA </text:span><text:span text:style-name="T46">vai no PK</text:span><text:span text:style-name="T43">)</text:span>. Tas nozīmē, ka <text:span text:style-name="T37">pie jebkuras </text:span><text:span text:style-name="T46">FA – </text:span><text:span text:style-name="T37">X-&gt;Y, X </text:span><text:span text:style-name="T43">vai nu PK vai nu KA</text:span><text:span text:style-name="T37">, kas apmierina gan 3NF prasības, gan BCNF prasības. Tātad </text:span><text:span text:style-name="T43">katra tabula </text:span><text:span text:style-name="T37">ir BCNF.</text:span></text:p>
      <text:p text:style-name="P9">FA graf<text:span text:style-name="T39">u</text:span> attēls ir <text:span text:style-name="T46">iesnieguma </text:span>pievienotajos failos.</text:p>
      <text:list xml:id="list141817829873805" text:continue-numbering="true" text:style-name="Outline">
        <text:list-item>
          <text:list>
            <text:list-item>
              <text:h text:style-name="P14" text:outline-level="2"><text:soft-page-break/>SQL <text:span text:style-name="T43">realizācija</text:span></text:h>
            </text:list-item>
          </text:list>
        </text:list-item>
      </text:list>
      <text:p text:style-name="P9">Skripts tabulu izveidei atrodas “create.sql”; aizpildīšanai – “insert.sql”; atlase<text:span text:style-name="T39">i </text:span>– “select.sql”; ierakstu dzēšanai un tabulu izmešanai – “deleteDrop.sql”. Atlašu apraksts ir “select.sql” komentāros. <text:span text:style-name="T38">Skripti tika testēti </text:span><text:span text:style-name="T39">uz</text:span><text:span text:style-name="T38"> SQL Server 2019</text:span><text:span text:style-name="T40">, </text:span><text:span text:style-name="T42">izmantojot</text:span><text:span text:style-name="T41"> Dbeaver DBP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lv" fo:country="LV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v" fo:country="LV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list-style-name="" style:class="text" style:master-page-name="">
      <style:paragraph-properties fo:margin-top="0.85cm" fo:margin-bottom="0.85cm" style:contextual-spacing="false" fo:text-align="center" style:justify-single-word="false" style:page-number="auto" fo:break-before="auto" fo:break-after="auto" fo:keep-with-next="always">
        <style:tab-stops/>
      </style:paragraph-properties>
      <style:text-properties style:font-name="Times New Roman" fo:font-family="'Times New Roman'" style:font-style-name="Regular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cm" style:auto-text-indent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style:page-number="auto" fo:break-before="page"/>
      <style:text-properties fo:text-transform="uppercase" fo:font-size="14pt" fo:font-weight="bold" style:font-size-asian="18pt" style:font-weight-asian="bold" style:font-size-complex="18pt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4pt" fo:font-weight="bold" style:font-size-asian="12pt" style:font-weight-asian="bold" style:font-size-complex="12pt" style:font-weight-complex="60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 style:master-page-name="">
      <style:paragraph-properties fo:margin-top="0.106cm" fo:margin-bottom="0.106cm" style:contextual-spacing="false" style:page-number="auto"/>
      <style:text-properties fo:font-size="14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4pt" fo:font-weight="bold" style:font-size-asian="10pt" style:font-weight-asian="bold" style:font-size-complex="10pt" style:font-weight-complex="600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4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14pt" fo:font-weight="bold" style:font-size-asian="9pt" style:font-weight-asian="bold" style:font-size-complex="9pt" style:font-weight-complex="600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14pt" fo:font-weight="bold" style:font-size-asian="9pt" style:font-weight-asian="bold" style:font-size-complex="9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1pt" fo:font-weight="bold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" style:family="paragraph" style:parent-style-name="Caption" style:class="extra"/>
    <style:style style:name="tabula" style:family="paragraph" style:parent-style-name="Caption" style:master-page-name="">
      <style:paragraph-properties fo:text-align="end" style:justify-single-word="false" style:page-number="auto"/>
      <style:text-properties fo:font-size="11pt" fo:font-style="italic" fo:font-weight="normal"/>
    </style:style>
    <style:style style:name="attēls" style:family="paragraph" style:parent-style-name="Caption">
      <style:paragraph-properties fo:margin-top="0cm" fo:margin-bottom="0cm" style:contextual-spacing="false"/>
      <style:text-properties fo:font-size="11pt" fo:font-style="italic" fo:font-weight="normal"/>
    </style:style>
    <style:style style:name="Salutation" style:family="paragraph" style:parent-style-name="Caption" style:class="text">
      <style:paragraph-properties text:number-lines="false" text:line-number="0"/>
    </style:style>
    <style:style style:name="Text" style:family="paragraph" style:parent-style-name="Table_20_Contents" style:class="extra"/>
    <style:style style:name="Image_20_heading" style:display-name="Image heading" style:family="paragraph" style:parent-style-name="Heading">
      <style:paragraph-properties fo:margin-top="0cm" fo:margin-bottom="0cm" style:contextual-spacing="false"/>
      <style:text-properties fo:font-size="11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5:44:04.018367249</meta:creation-date>
    <meta:editing-duration>PT12H11M28S</meta:editing-duration>
    <meta:editing-cycles>59</meta:editing-cycles>
    <meta:generator>LibreOffice/7.5.2.2$Linux_X86_64 LibreOffice_project/50$Build-2</meta:generator>
    <dc:title>LUdocumentTemplate1</dc:title>
    <dc:date>2023-05-22T14:17:59.178712981</dc:date>
    <meta:document-statistic meta:table-count="0" meta:image-count="0" meta:object-count="0" meta:page-count="3" meta:paragraph-count="22" meta:word-count="723" meta:character-count="5198" meta:non-whitespace-character-count="4491"/>
    <meta:template xlink:type="simple" xlink:actuate="onRequest" xlink:title="LUdocumentTemplate1" xlink:href="../../../../../../../.config/libreoffice/4/user/template/LUdocumentTemplate1.ott" meta:date="2023-03-12T15:44:03.534887919"/>
  </office:meta>
</office:document-meta>
</file>